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00ccff"/>
      <style:text-properties fo:color="#000000"/>
    </style:style>
    <style:style style:name="ce6" style:family="table-cell" style:parent-style-name="Default">
      <style:table-cell-properties fo:background-color="#66ccff"/>
    </style:style>
    <style:style style:name="ce7" style:family="table-cell" style:parent-style-name="Default">
      <style:table-cell-properties fo:background-color="#66ccff"/>
      <style:text-properties style:font-name="Liberation Sans" style:font-name-asian="Arial Unicode MS" style:font-name-complex="Arial Unicode MS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fo:background-color="#ffff00"/>
      <style:text-properties fo:color="#000000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4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6" style:family="table-cell" style:parent-style-name="Default">
      <style:text-properties fo:color="#ff0000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color="#00a933" fo:font-weight="bold" style:font-weight-asian="bold" style:font-weight-complex="bold"/>
    </style:style>
    <style:style style:name="ce19" style:family="table-cell" style:parent-style-name="Default">
      <style:text-properties fo:color="#2a6099" fo:font-weight="bold" style:font-weight-asian="bold" style:font-weight-complex="bold"/>
    </style:style>
    <style:style style:name="ce20" style:family="table-cell" style:parent-style-name="pd1">
      <style:table-cell-properties fo:background-color="#ff99ff"/>
    </style:style>
    <style:style style:name="ce21" style:family="table-cell" style:parent-style-name="Default">
      <style:table-cell-properties fo:background-color="#ff99ff"/>
    </style:style>
    <style:style style:name="ce22" style:family="table-cell" style:parent-style-name="Default">
      <style:table-cell-properties fo:background-color="#ff99ff"/>
      <style:text-properties style:font-name="Liberation Sans" style:font-name-asian="Arial Unicode MS" style:font-name-complex="Arial Unicode MS"/>
    </style:style>
    <style:style style:name="ce23" style:family="table-cell" style:parent-style-name="pd1">
      <style:table-cell-properties fo:background-color="#99ff66"/>
    </style:style>
    <style:style style:name="ce24" style:family="table-cell" style:parent-style-name="Default">
      <style:table-cell-properties fo:background-color="#99ff66"/>
    </style:style>
    <style:style style:name="ce25" style:family="table-cell" style:parent-style-name="Default">
      <style:text-properties style:font-name="Liberation Sans" style:font-name-asian="Arial Unicode MS" style:font-name-complex="Arial Unicode MS"/>
    </style:style>
    <style:style style:name="ce26" style:family="table-cell" style:parent-style-name="pd1">
      <style:table-cell-properties fo:background-color="#ff6600"/>
    </style:style>
    <style:style style:name="ce27" style:family="table-cell" style:parent-style-name="Default">
      <style:table-cell-properties fo:background-color="#ff6600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1" table:default-cell-style-name="ce21"/>
        <table:table-column table:style-name="co1" table:default-cell-style-name="Default"/>
        <table:table-column table:style-name="co1" table:default-cell-style-name="ce24"/>
        <table:table-column table:style-name="co1" table:default-cell-style-name="Default"/>
        <table:table-column table:style-name="co2" table:default-cell-style-name="ce27"/>
        <table:table-column table:style-name="co1" table:number-columns-repeated="15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ce20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23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6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28" office:value-type="string" calcext:value-type="string">
            <text:p>ExtraNotes</text:p>
          </table:table-cell>
          <table:table-cell/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8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8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 office:value-type="string" calcext:value-type="string">
            <text:p>EV_ITEM, MEGA_STONE_X, 1, MVENUSAUR ; EV_ITEM, MEGA_STONE_Y, 1, MVENUSAUR ; EV_ITEM, WATER_STONE, 1, VENUSTOISE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8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8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8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8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8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3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8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4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8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SURF, STRENGTH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20 MUD_SLAP ; 21 WATER_PULSE ; 24 DEFENSE_CURL ; 26 HEADBUTT ; 28 CRUNCH ; 30 SUBMISSION ; 33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8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SURF, STRENGTH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7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 office:value-type="string" calcext:value-type="string">
            <text:p>EV_ITEM, MEGA_STONE_X, 1, MBLASTOISE ; EV_ITEM, MEGA_STONE_Y, 1, MBLASTOISE ; EV_ITEM, LEAF_STONE, 1, VENU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6 FLASH_CANNON ; 41 IRON_TAIL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8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/>
          <table:table-cell office:value-type="string" calcext:value-type="string">
            <text:p>13 BUBBLE ; 17 BITE ; 20 WATER_GUN ; 23 HAZE ; 28 MUD_SLAP ; 30 WATER_PULSE ; 33 DEFENSE_CURL ; 35 HEADBUTT ; 37 CRUNCH ; 39 SUBMISSION ; 41 FLASH_CANNON ; 43 ZAP_CANNON ; 46 IRON_TAIL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8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/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8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8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1 AIR_SLASH ; 23 MEGA_DRAIN ; 25 GUST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8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/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8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</text:p>
          </table:table-cell>
          <table:table-cell table:style-name="ce25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8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5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</text:p>
          </table:table-cell>
          <table:table-cell/>
          <table:table-cell office:value-type="string" calcext:value-type="string">
            <text:p>15 FURY_ATTACK ; 18 FOCUS_ENERGY ; 20 POISON_STING ; 23 TWINEEDLE ; 26 SWIFT ; 29 PIN_MISSILE ; 31 MEGA_DRAIN ; 34 ROOST ; 37 AGILITY ; 39 INFESTATION ; 40 STEEL_WING ; 41 AERIAL_ACE ; 42 X_SCISSOR ; 47 SLUDGE_WAVE ; 50 SOLARBEAM ; 53 GUNK_SHOT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8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8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8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</text:p>
          </table:table-cell>
          <table:table-cell table:style-name="ce25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8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8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8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8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8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8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8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8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7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DOUBLE_KICK ; 16 SLAM ; 17 AGILITY ; 18 SWIFT ; 19 MUD_SLAP ; 20 SING ; 21 THUNDERBOLT ; 22 TAKE_DOWN ; 23 THUNDERPUNCH ; 24 HEADBUTT ; 25 VOLT_TACKLE ; 26 IRON_TAIL ; 27 LIGHT_SCREEN ; 28 SHOCK_WAVE ; 29 PLAY_ROUGH ; 30 THUNDER ; 31 EXTREMESPEED ; 32 SUBMISSION ; 33 ZAP_CANNON ; 34 PETAL_DANCE ; 35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8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Y, SURF, STRENGTH, FL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8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SURF, STRENGTH, FLASH</text:p>
          </table:table-cell>
          <table:table-cell/>
          <table:table-cell office:value-type="string" calcext:value-type="string">
            <text:p>11 THUNDER_WAVE ; 12 LEER ; 13 DOUBLE_TEAM ; 14 DEFENSE_CURL ; 16 QUICK_ATTACK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8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CUT, STRENGTH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8 SLASH ; 21 SWIFT ; 23 AGILITY ; 24 FURY_SWIPES ; 25 POISON_STING ; 27 ICE_PUNCH ; 29 LEECH_LIFE ; 32 HEADBUTT ; 34 ROCK_TOMB ; 37 DIG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8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CUT, STRENGTH</text:p>
          </table:table-cell>
          <table:table-cell/>
          <table:table-cell office:value-type="string" calcext:value-type="string">
            <text:p>10 SAND_ATTACK ; 13 DEFENSE_CURL ; 15 MUD_SLAP ; 18 SLASH ; 21 SWIFT ; 24 AGILITY ; 26 FURY_SWIPES ; 27 POISON_STING ; 30 ICE_PUNCH ; 33 LEECH_LIFE ; 36 HEADBUTT ; 39 ROCK_TOMB ; 41 DIG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8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SCRATCH ; 9 DEFENSE_CURL ; 10 FURY_SWIPES ; 12 DOUBLE_KICK ; 15 POISON_STING ; 17 MUD_SLAP ; 18 SUPERSONIC ; 20 BODY_SLAM ; 22 BITE ; 24 FOCUS_ENERGY ; 25 MUD_SHOT ; 27 HEADBUTT ; 28 SUPER_FANG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8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8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8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SCRATCH ; 9 DEFENSE_CURL ; 10 FURY_SWIPES ; 11 PECK ; 12 DOUBLE_KICK ; 13 HORN_ATTACK ; 15 POISON_STING ; 17 MUD_SLAP ; 19 SUPERSONIC ; 20 BODY_SLAM ; 22 BITE ; 24 FOCUS_ENERGY ; 26 MUD_SHOT ; 28 HEADBUTT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8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TACKLE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SCRATCH ; 9 DEFENSE_CURL ; 10 FURY_SWIPES ; 11 PECK ; 12 DOUBLE_KICK ; 13 HORN_ATTA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8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TACKLE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GROWL ; 8 SCRATCH ; 9 DEFENSE_CURL ; 10 FURY_SWIPES ; 12 DOUBLE_KICK ; 13 HORN_ATTACK ; 15 POISON_STING ; 18 MUD_SLAP ; 20 SUPERSONIC ; 22 BODY_SLAM ; 24 BITE ; 26 FOCUS_ENERGY ; 28 MUD_SHOT ; 30 HEADBUTT ; 32 SUPER_FANG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#MON is certain to be within the immediate area</text:p>
          </table:table-cell>
          <table:table-cell table:number-columns-repeated="8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8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8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8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8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8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STRENGTH, FLASH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8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STRENGTH, FLASH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  <table:table-cell/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jects in its way</text:p>
          </table:table-cell>
          <table:table-cell table:number-columns-repeated="8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</text:p>
          </table:table-cell>
          <table:table-cell table:style-name="ce25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8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, GUNK_SHOT, X_SCISSOR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8"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CUT, FLASH, GUNK_SHOT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0 LEECH_SEED ; 12 MEGA_DRAIN ; 14 POISONPOWDER ; 16 STUN_SPORE ; 18 SLEEP_POWDER ; 20 BULLET_SEED ; 22 GIGA_DRAIN ; 24 TOXIC ; 26 ENERGY_BALL ; 28 MOONBLAST ; 30 INFESTATION ; 33 PETAL_DANCE ; 35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8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CUT, FLASH, GUNK_SHOT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8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, GUNK_SHOT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8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8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8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CUT, FL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8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CUT, FL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30 SLASH ; 32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8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8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8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8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</text:p>
          </table:table-cell>
          <table:table-cell/>
          <table:table-cell office:value-type="string" calcext:value-type="string">
            <text:p>4 GROWL ; 12 MUD_SLAP ; 15 FURY_SWIPES ; 18 DIG ; 20 HEADBUTT ; 22 SCREECH ; 24 SAND_ATTACK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8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CUT, FLASH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8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CUT, FLASH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8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8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6 TAKE_DOWN ; 48 WATERFALL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ming gracefully in lakes</text:p>
          </table:table-cell>
          <table:table-cell table:number-columns-repeated="8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4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8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4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</text:p>
          </table:table-cell>
          <table:table-cell table:style-name="ce25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8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5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8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8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8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30 BODY_SLAM ; 33 WATER_PULSE ; 36 TAKE_DOWN ; 38 AMNESIA ; 42 HYDRO_PUMP ; 45 HAZE ; 49 DOUBLE_EDGE ; 52 WATERFALL ; 55 LOVELY_KISS ; 57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8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38 TAKE_DOWN ; 40 AMNESIA ; 44 HYDRO_PUMP ; 48 HAZE ; 51 DOUBLE_EDGE ; 54 WATERFALL ; 56 LOVELY_KISS ; 59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8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ROCK_TOMB ; 44 AMNESIA ; 46 HYDRO_PUMP ; 49 HAZE ; 53 DRAIN_PUNCH ; 55 DOUBLE_EDGE ; 57 WATERFALL ; 60 SUPERPOWER ; 62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8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8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AMNESIA ; 44 HYDRO_PUMP ; 46 HAZE ; 50 DOUBLE_EDGE ; 53 WATERFALL ; 55 LOVELY_KISS ; 57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8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8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</text:p>
          </table:table-cell>
          <table:table-cell office:value-type="string" calcext:value-type="string">
            <text:p>EV_TRADE, 1, ALAKAZAM ; EV_LEVEL, 42, 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3 THUNDERPUNCH ; 44 ICE_PUNCH ; 45 FIRE_PUNCH ; 47 DRAIN_PUNCH ; 50 PSYCHIC_M ; 52 SHOCK_WAVE ; 55 ENERGY_BALL ; 57 PSYCHO_CUT ; 60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8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</text:p>
          </table:table-cell>
          <table:table-cell table:style-name="ce25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6 THUNDERPUNCH ; 47 ICE_PUNCH ; 48 FIRE_PUNCH ; 50 DRAIN_PUNCH ; 53 PSYCHIC_M ; 55 SHOCK_WAVE ; 57 ENERGY_BALL ; 60 PSYCHO_CUT ; 63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8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6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</text:p>
          </table:table-cell>
          <table:table-cell/>
          <table:table-cell office:value-type="string" calcext:value-type="string">
            <text:p>21 CONFUSION ; 23 DISABLE ; 25 BARRIER ; 28 PSYBEAM ; 30 SWIFT ; 32 NIGHT_SHADE ; 35 RECOVER ; 37 HYPNOSIS ; 38 DREAM_EATER ; 40 REFLECT ; 42 LIGHT_SCREEN ; 44 ZEN_HEADBUTT ; 46 IRON_TAIL ; 51 THUNDERPUNCH ; 52 ICE_PUNCH ; 53 FIRE_PUNCH ; 55 DRAIN_PUNCH ; 58 PSYCHIC_M ; 60 SHOCK_WAVE ; 62 ENERGY_BALL ; 65 PSYCHO_CUT ; 68 ZAP_CANNON ; 71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8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8 ROCK_TOMB ; 22 MUD_SLAP ; 25 HEADBUTT ; 27 KARATE_CHOP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8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TRADE, 1, MACHAMP ; EV_LEVEL, 42, MACHAMP</text:p>
          </table:table-cell>
          <table:table-cell office:value-type="string" calcext:value-type="string">
            <text:p>4 FOCUS_ENERGY ; 7 LEER ; 9 TACKLE ; 12 LOW_KICK ; 18 ROCK_TOMB ; 22 MUD_SLAP ; 25 HEADBUTT ; 27 KARATE_CHOP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8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</text:p>
          </table:table-cell>
          <table:table-cell/>
          <table:table-cell office:value-type="string" calcext:value-type="string">
            <text:p>4 FOCUS_ENERGY ; 7 LEER ; 9 TACKLE ; 12 LOW_KICK ; 18 ROCK_TOMB ; 22 MUD_SLAP ; 25 HEADBUTT ; 27 KARATE_CHOP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8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8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8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/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8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6 WATER_PULSE ; 18 POISON_STING ; 20 SCREECH ; 22 WATER_GUN ; 24 HAZE ; 27 BUBBLEBEAM ; 29 MEGA_DRAIN ; 32 ACID_ARMOR ; 34 BARRIER ; 36 SURF ; 38 SLUDGE_WAVE ; 41 TAKE_DOWN ; 43 WATERFALL ; 45 AURORA_BEAM ; 48 HEADBUTT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8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</text:p>
          </table:table-cell>
          <table:table-cell/>
          <table:table-cell office:value-type="string" calcext:value-type="string">
            <text:p>4 ACID ; 7 SUPERSONIC ; 8 WRAP ; 12 BUBBLE ; 16 WATER_PULSE ; 18 POISON_STING ; 20 SCREECH ; 22 WATER_GUN ; 24 HAZE ; 27 BUBBLEBEAM ; 29 MEGA_DRAIN ; 35 ACID_ARMOR ; 37 BARRIER ; 40 SURF ; 42 SLUDGE_WAVE ; 44 TAKE_DOWN ; 47 WATERFALL ; 49 AURORA_BEAM ; 53 HEADBUTT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8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9 EARTHQUAKE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8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TRADE, 1, GOLEM ; EV_LEVEL, 42, GOLEM</text:p>
          </table:table-cell>
          <table:table-cell office:value-type="string" calcext:value-type="string">
            <text:p>7 DEFENSE_CURL ; 10 MUD_SLAP ; 12 HARDEN ; 16 ROCK_THROW ; 20 SELFDESTRUCT ; 24 HEADBUTT ; 33 EARTHQUAKE ; 36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8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STRENGTH</text:p>
          </table:table-cell>
          <table:table-cell/>
          <table:table-cell office:value-type="string" calcext:value-type="string">
            <text:p>7 DEFENSE_CURL ; 10 MUD_SLAP ; 12 HARDEN ; 16 ROCK_THROW ; 20 SELFDESTRUCT ; 24 HEADBUTT ; 33 EARTHQUAKE ; 36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8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8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7 FIRE_BLAST ; 59 SOLARBEAM ; 62 HEAT_WAVE ; 65 FLARE_BLITZ ; 68 HORN_DRILL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8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9 TAKE_DOWN ; 41 LIGHT_SCREEN ; 44 IRON_TAIL ; 47 SCALD ; 50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8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 table:style-name="ce25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8 SUBMISSION ; 43 TAKE_DOWN ; 45 LIGHT_SCREEN ; 47 ICE_PUNCH ; 49 IRON_TAIL ; 51 SCALD ; 54 DRAIN_PUNCH ; 57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8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5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6 SURF ; 38 MUD_SHOT ; 41 PSYCHIC_M ; 43 SUBMISSION ; 45 SPIKE_CANNON ; 48 TAKE_DOWN ; 50 LIGHT_SCREEN ; 52 ICE_PUNCH ; 54 IRON_TAIL ; 56 SCALD ; 57 PIN_MISSILE ; 59 DRAIN_PUNCH ; 60 CLAMP ; 62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8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2 SURF ; 34 PSYCHIC_M ; 36 SUBMISSION ; 38 DREAM_EATER ; 40 LIGHT_SCREEN ; 42 FLAMETHROWER ; 44 IRON_TAIL ; 46 SCALD ; 48 DRAIN_PUNCH ; 50 TAKE_DOWN ; 52 ICE_PUNCH ; 54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8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FLASH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8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 table:style-name="ce25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8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6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8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CUT, FLY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8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Y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8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Y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8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SURF, STRENGTH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6 WATERFALL ; 50 ICE_BEAM ; 55 HORN_DRILL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SURF, STRENGTH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9 WATERFALL ; 54 ICE_BEAM ; 60 HORN_DRILL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8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8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8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9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8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9 BARRIER ; 30 LIGHT_SCREEN ; 32 SWIFT ; 35 WATER_PULSE ; 37 TAKE_DOWN ; 40 ICE_BEAM ; 42 ICICLE_CRASH ; 45 HEADBUTT ; 47 TWINEEDLE ; 48 PIN_MISSILE ; 50 SPIKE_CANNON ; 54 ICICLE_SPEAR ; 57 HYDRO_PUMP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8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8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TRADE, 1, GENGAR ; EV_LEVEL, 42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8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</text:p>
          </table:table-cell>
          <table:table-cell table:style-name="ce25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8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8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STRENGTH</text:p>
          </table:table-cell>
          <table:table-cell table:style-name="ce25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WRAP ; 19 ROCK_THROW ; 21 ROCK_SLIDE ; 23 HARDEN ; 26 SCREECH ; 28 TWISTER ; 30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8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</text:p>
          </table:table-cell>
          <table:table-cell table:style-name="ce25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WRAP ; 19 ROCK_THROW ; 21 ROCK_SLIDE ; 23 HARDEN ; 28 SCREECH ; 30 TWISTER ; 32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5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22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, COUNTER, METEOR_MASH</text:p>
          </table:table-cell>
          <table:table-cell/>
          <table:table-cell office:value-type="string" calcext:value-type="string">
            <text:p>11 DEFENSE_CURL ; 14 MUD_SLAP ; 16 DRAGONBREATH ; 20 WRAP ; 24 ROCK_THROW ; 26 ROCK_SLIDE ; 28 HARDEN ; 30 SAND_ATTACK ; 33 SCREECH ; 35 TWISTER ; 36 MUD_SHOT ; 37 ROCK_TOMB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8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8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8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CUT, SURF, STRENGTH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8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CUT, SURF, STRENGTH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8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FLASH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8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FLASH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8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8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8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8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8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7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5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DIZZY_PUNCH ; 30 COUNTER ; 31 FOCUS_ENERGY ; 32 HI_JUMP_KICK ; 33 MEGA_PUNCH ; 34 ROLLING_KICK ; 35 THUNDERPUNCH ; 36 FIRE_PUNCH ; 37 ICE_PUNCH ; 38 SUBMISSION ; 40 BULLET_PUNCH ; 41 SUPERPOWER ; 42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8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40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8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COM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STRENGTH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8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CUT, SURF, STRENGTH</text:p>
          </table:table-cell>
          <table:table-cell table:style-name="ce25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8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8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CUT, SURF, STRENGTH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8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FLASH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8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FLASH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8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STRENGTH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SUPERPOWER ; 45 STONE_EDGE ; 47 MEGAHORN ; 55 HORN_DRILL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8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CUT, SURF, STRENGTH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5 MEGAHORN ; 57 SHADOW_CLAW ; 60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8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7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CUT, SURF, STRENGTH</text:p>
          </table:table-cell>
          <table:table-cell/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7 MEGAHORN ; 60 SHADOW_CLAW ; 64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8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8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8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8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 table:style-name="ce25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AMNESIA ; 40 SLAM ; 42 ENERGY_BALL ; 45 HEADBUTT ; 47 TAKE_DOWN ; 49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8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6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22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CUT, STRENGTH, FLASH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MUD_SLAP ; 40 AMNESIA ; 42 ROCK_TOMB ; 45 SLAM ; 47 AERIAL_ACE ; 49 ENERGY_BALL ; 52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8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</text:p>
          </table:table-cell>
          <table:table-cell table:style-name="ce25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6 SHADOW_CLAW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8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1 SHADOW_CLAW ; 53 FURY_ATTACK ; 54 AERIAL_ACE ; 56 PIN_MISSILE ; 57 SUBMISSION ; 58 SPIKE_CANNON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8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SURF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WATERFALL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8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SURF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5 WATERFALL ; 57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8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7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SURF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WATERFALL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8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SURF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3 WATERFALL ; 35 MUD_SHOT ; 39 TAKE_DOWN ; 42 HORN_DRILL ; 45 MEGAHORN ; 49 PSYBEAM ; 53 SCALD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8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SURF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WATERFALL ; 39 MUD_SHOT ; 43 TAKE_DOWN ; 46 HORN_DRILL ; 49 MEGAHORN ; 53 PSYBEAM ; 55 SCALD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8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SURF, FLASH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7 WATER_PULSE ; 40 PSYCHIC_M ; 43 SURF ; 45 TAKE_DOWN ; 47 WATERFALL ; 50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8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SURF, FLASH</text:p>
          </table:table-cell>
          <table:table-cell/>
          <table:table-cell office:value-type="string" calcext:value-type="string">
            <text:p>7 WATER_GUN ; 12 CONFUSE_RAY ; 15 MINIMIZE ; 20 SWIFT ; 22 HARDEN ; 24 PSYBEAM ; 27 RECOVER ; 30 TWISTER ; 32 LIGHT_SCREEN ; 34 HEADBUTT ; 36 AGILITY ; 40 WATER_PULSE ; 43 PSYCHIC_M ; 46 SURF ; 48 DREAM_EATER ; 50 TAKE_DOWN ; 53 WATERFALL ; 55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8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8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5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8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3 ENERGY_BALL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8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</text:p>
          </table:table-cell>
          <table:table-cell table:style-name="ce25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8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</text:p>
          </table:table-cell>
          <table:table-cell table:style-name="ce25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8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9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8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8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5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8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8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5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</text:p>
          </table:table-cell>
          <table:table-cell table:style-name="ce25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8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8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5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8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</text:p>
          </table:table-cell>
          <table:table-cell table:style-name="ce25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8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6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8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</text:p>
          </table:table-cell>
          <table:table-cell table:style-name="ce25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WRAP ; 12 SEISMIC_TOSS ; 17 FURY_ATTACK ; 21 ROCK_THROW ; 24 HARDEN ; 28 HEADBUTT ; 32 X_SCISSOR ; 37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8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9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, MEGAHORN, EXPLOSION</text:p>
          </table:table-cell>
          <table:table-cell/>
          <table:table-cell office:value-type="string" calcext:value-type="string">
            <text:p>9 FOCUS_ENERGY ; 13 WRAP ; 17 SEISMIC_TOSS ; 22 FURY_ATTACK ; 26 ROCK_THROW ; 29 HARDEN ; 33 HEADBUTT ; 37 X_SCISSOR ; 42 ROCK_TOMB ; 47 SWORDS_DANCE ; 50 TAKE_DOWN ; 51 AIR_CUTTER ; 52 SUBMISSION ; 53 ROOST ; 54 THRASH ; 56 LEECH_LIFE ; 57 SLASH ; 60 SUPERPOWER ; 62 AIR_SLASH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8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8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20, GYARADOS</text:p>
          </table:table-cell>
          <table:table-cell office:value-type="string" calcext:value-type="string">
            <text:p>15 TACKLE ; 50 DRAGON_RAGE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8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</text:p>
          </table:table-cell>
          <table:table-cell table:style-name="ce25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20 BITE ; 21 BUBBLE ; 22 LEER ; 23 TWISTER ; 24 FOCUS_ENERGY ; 25 WATER_GUN ; 27 DRAGON_RAGE ; 30 WRAP ; 32 CRUNCH ; 34 WATERFALL ; 36 DRAGONBREATH ; 37 HEADBUTT ; 38 WATER_PULSE ; 40 TAKE_DOWN ; 42 DRAGON_DANCE ; 44 IRON_TAIL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8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6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, ROCK_SLIDE, WILL_O_WISP, GUNK_SHOT</text:p>
          </table:table-cell>
          <table:table-cell/>
          <table:table-cell office:value-type="string" calcext:value-type="string">
            <text:p>25 BITE ; 26 BUBBLE ; 27 LEER ; 28 TWISTER ; 29 FOCUS_ENERGY ; 30 WATER_GUN ; 32 DRAGON_RAGE ; 35 WRAP ; 37 CRUNCH ; 39 WATERFALL ; 41 DRAGONBREATH ; 42 HEADBUTT ; 43 WATER_PULSE ; 45 TAKE_DOWN ; 47 DRAGON_DANCE ; 48 NIGHT_SLASH ; 49 IRON_TAIL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8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SURF, STRENGTH</text:p>
          </table:table-cell>
          <table:table-cell/>
          <table:table-cell office:value-type="string" calcext:value-type="string">
            <text:p>5 SING ; 12 BITE ; 17 CONFUSE_RAY ; 21 SHOCK_WAVE ; 25 DRAGON_RAGE ; 28 BODY_SLAM ; 30 WATER_PULSE ; 35 DRAGONBREATH ; 38 AURORA_BEAM ; 40 IRON_TAIL ; 43 WATERFALL ; 45 DRAGON_DANCE ; 47 HEADBUTT ; 49 ZEN_HEADBUTT ; 53 ICE_BEAM ; 57 HYDRO_PUMP ; 60 ZAP_CANNON ; 64 HORN_DRILL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8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8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8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SURF, STRENGTH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51 ACID_ARMOR ; 54 WATERFALL ; 57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8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STRENGTH, FLASH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8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STRENGTH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0" calcext:value-type="float">
            <text:p>6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8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9" office:value-type="float" office:value="95" calcext:value-type="float">
            <text:p>9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110" calcext:value-type="float">
            <text:p>11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8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4" office:value-type="float" office:value="65" calcext:value-type="float">
            <text:p>65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STRENGTH, FLASH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8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10" calcext:value-type="float">
            <text:p>11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STRENGTH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9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8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2" table:style-name="ce12" office:value-type="float" office:value="65" calcext:value-type="float">
            <text:p>65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6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8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25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8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10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6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25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8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8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SURF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2 WATER_PULSE ; 45 SPIKE_CANNON ; 47 WATERFALL ; 49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8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SURF</text:p>
          </table:table-cell>
          <table:table-cell/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0 PIN_MISSILE ; 43 CRUNCH ; 46 WATER_PULSE ; 48 SPIKE_CANNON ; 50 WATERFALL ; 52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8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SURF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3 SCREECH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8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CUT, SURF</text:p>
          </table:table-cell>
          <table:table-cell/>
          <table:table-cell office:value-type="string" calcext:value-type="string">
            <text:p>9 WATER_GUN ; 11 ABSORB ; 14 MUD_SLAP ; 17 AQUA_JET ; 19 LOW_KICK ; 20 ROCK_THROW ; 23 SCREECH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8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</text:p>
          </table:table-cell>
          <table:table-cell table:style-name="ce25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8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8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8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8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SURF, STRENGTH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8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LY</text:p>
          </table:table-cell>
          <table:table-cell/>
          <table:table-cell office:value-type="string" calcext:value-type="string">
            <text:p>5 GUST ; 10 REFLECT ; 15 LEER ; 20 AGILITY ; 25 SWIFT ; 30 HAZE ; 34 TWISTER ; 37 WATER_PULSE ; 40 STEEL_WING ; 42 AIR_CUTTER ; 47 ROOST ; 50 ICE_BEAM ; 52 AIR_SLASH ; 54 ICICLE_SPEAR ; 56 AERIAL_ACE ; 58 BLIZZARD ; 60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8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5 AIR_CUTTER ; 58 THUNDER ; 60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8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HEAT_WAVE ; 57 SOLARBEAM ; 58 FLARE_BLITZ ; 60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8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WATERFALL ; 40 DRAGON_RAGE ; 42 DRAGON_DANCE ; 44 IRON_TAIL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8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WATERFALL ; 43 DRAGON_RAGE ; 45 DRAGON_DANCE ; 47 IRON_TAIL ; 51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8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CUT, FLY, SURF, STRENGTH</text:p>
          </table:table-cell>
          <table:table-cell/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8 FLAMETHROWER ; 41 WATERFALL ; 43 DRAGON_RAGE ; 45 DRAGON_DANCE ; 48 IRON_TAIL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8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</text:p>
          </table:table-cell>
          <table:table-cell table:style-name="ce25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79 FLAMETHROWER ; 80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8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6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8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8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CUT, FLY, SURF, STRENGTH, FLASH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WRAP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SWORDS_DANC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WATERFALL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8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09" calcext:value-type="float">
            <text:p>109</text:p>
          </table:table-cell>
          <table:table-cell table:number-columns-repeated="2" table:style-name="ce11" office:value-type="float" office:value="131" calcext:value-type="float">
            <text:p>131</text:p>
          </table:table-cell>
          <table:table-cell table:style-name="ce11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, SWORDS_DANCE, GIGA_DRAIN, GUNK_SHOT, CUT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8"/>
        </table:table-row>
        <table:table-row table:style-name="ro1">
          <table:table-cell table:style-name="pd1" office:value-type="float" office:value="204" calcext:value-type="float">
            <text:p>204</text:p>
          </table:table-cell>
          <table:table-cell table:style-name="ce6"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RAP, DRAGONBREATH, BITE, THOUSANDARROWS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HYPER_BEAM, STONE_EDGE, EARTHQUAKE, DIG, DOUBLE_TEAM, OUTRAGE, REST, ROCK_SLIDE, SUBSTITUTE, STRENGTH</text:p>
          </table:table-cell>
          <table:table-cell/>
          <table:table-cell office:value-type="string" calcext:value-type="string">
            <text:p>8 HAZE ; 12 SWIFT ; 16 DIG ; 23 IRON_TAIL ; 28 ZEN_HEADBUTT ; 32 CRUNCH ; 38 SHOCK_WAVE ; 43 SLUDGE_WAVE ; 50 DRAGON_DANCE ; 56 GLARE ; 63 EXTREMESPEED ; 72 SUPERPOWER ; 80 EARTHQUAKE ; 88 OUTRAGE ; 95 THOUSANDARROWS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ZYGARDEC</text:p>
          </table:table-cell>
          <table:table-cell office:value-type="string" calcext:value-type="string">
            <text:p>ORDER</text:p>
          </table:table-cell>
          <table:table-cell office:value-type="float" office:value="45" calcext:value-type="float">
            <text:p>45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his is ZYGARDE's perfected form. It can radiate high-powered energy that eliminates everything</text:p>
          </table:table-cell>
          <table:table-cell table:number-columns-repeated="7"/>
          <table:table-cell office:value-type="string" calcext:value-type="string">
            <text:p>T??s i? ??G?R??'s p?r?e?t?d f??m. ?t ??n r??ia?? hi??-???ere? ???r?y ?h?t ??im??a??s e??ry?hi?g</text:p>
          </table:table-cell>
        </table:table-row>
        <table:table-row table:style-name="ro1">
          <table:table-cell table:style-name="pd1" office:value-type="float" office:value="205" calcext:value-type="float">
            <text:p>205</text:p>
          </table:table-cell>
          <table:table-cell table:style-name="ce6"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TAL_CLAW, CONFUSION, RECOV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ARK_PULSE, HYPER_BEAM, FLASH_CANNON, STONE_EDGE, EARTHQUAKE, PSYCHIC_M, DOUBLE_TEAM, REFLECT, OUTRAGE, REST, X_SCISSOR, THUNDER_WAVE, ROCK_SLIDE, SUBSTITUTE</text:p>
          </table:table-cell>
          <table:table-cell/>
          <table:table-cell office:value-type="string" calcext:value-type="string">
            <text:p>16 SLASH ; 24 NIGHT_SLASH ; 32 PSYCHO_CUT ; 40 ROCK_TOMB ; 48 LIGHT_SCREEN ; 56 SHOCK_WAVE ; 64 AERIAL_ACE ; 70 SHADOW_CLAW ; 76 SOLARBEAM ; 84 HEAT_WAVE ; 90 DRAGON_DANCE ; 95 PHOTONGEYSER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UNECROZMA</text:p>
          </table:table-cell>
          <table:table-cell office:value-type="string" calcext:value-type="string">
            <text:p>PRISM</text:p>
          </table:table-cell>
          <table:table-cell office:value-type="float" office:value="75" calcext:value-type="float">
            <text:p>7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t absorbed overwhelming light energy. It fires lasers that affect each and every living being</text:p>
          </table:table-cell>
          <table:table-cell table:number-columns-repeated="7"/>
          <table:table-cell office:value-type="string" calcext:value-type="string">
            <text:p>It ?b?or?ed o??rwh??m?n? l??h? ?n?rg?. ?t ???es l?s?rs th?? ?f?e?? ??ch a?? e??ry li??n? ?ei?g</text:p>
          </table:table-cell>
        </table:table-row>
        <table:table-row table:style-name="ro1">
          <table:table-cell table:style-name="pd1" office:value-type="float" office:value="206" calcext:value-type="float">
            <text:p>206</text:p>
          </table:table-cell>
          <table:table-cell table:style-name="ce6"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WISTER, AIR_SLASH, DRAGONASCEN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TOXIC, BODY_SLAM, DOUBLE_EDGE, ICE_BEAM, BLIZZARD, HYPER_BEAM, STONE_EDGE, THUNDERBOLT, THUNDER, EARTHQUAKE, MIMIC, DOUBLE_TEAM, HYDRO_PUMP, FIRE_BLAST, OUTRAGE, REST, THUNDER_WAVE, ROCK_SLIDE, SUBSTITUTE, FLY, SURF, STRENGTH</text:p>
          </table:table-cell>
          <table:table-cell/>
          <table:table-cell office:value-type="string" calcext:value-type="string">
            <text:p>9 CRUNCH ; 12 SWIFT ; 15 MUD_SLAP ; 18 DRAGON_DANCE ; 21 WRAP ; 24 ROCK_TOMB ; 27 EXTREMESPEED ; 31 WATER_PULSE ; 36 AERIAL_ACE ; 40 SHOCK_WAVE ; 44 HEADBUTT ; 47 SHADOW_CLAW ; 50 WATERFALL ; 54 REST ; 58 IRON_TAIL ; 63 FLY ; 67 ENERGY_BALL ; 72 HURRICANE ; 76 SOLARBEAM ; 81 OUTRAGE ; 85 FLAMETHROWER ; 90 HYPER_BEAM ; 95 DRAGONASCENT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MRAYQUAZA</text:p>
          </table:table-cell>
          <table:table-cell office:value-type="string" calcext:value-type="string">
            <text:p>SKY HIGH</text:p>
          </table:table-cell>
          <table:table-cell office:value-type="float" office:value="108" calcext:value-type="float">
            <text:p>108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Has lived for million of years in the ozone layer. It Mega Evolved thanks to the meteorites it eats</text:p>
          </table:table-cell>
          <table:table-cell table:number-columns-repeated="7"/>
          <table:table-cell office:value-type="string" calcext:value-type="string">
            <text:p>??s li??d f?? m?l?io? o? ye??? ?n t?e oz??? ???er. ?t M?g? E???ve? t?a??s t? ??e m??eo??t?s I? ??ts</text:p>
          </table:table-cell>
        </table:table-row>
        <table:table-row table:style-name="ro1">
          <table:table-cell table:style-name="pd1" office:value-type="float" office:value="207" calcext:value-type="float">
            <text:p>207</text:p>
          </table:table-cell>
          <table:table-cell table:style-name="ce6"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FUSE_RAY, AGILITY, ACID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YPER_BEAM, FLASH_CANNON, REFLECT, REST, SHADOW_BALL, SUBSTITUTE, FLY, GUNK_SHOT, OUTRAGE, DRAGON_CLAW</text:p>
          </table:table-cell>
          <table:table-cell/>
          <table:table-cell office:value-type="string" calcext:value-type="string">
            <text:p>8 TOXIC ; 16 SCREECH ; 24 DRAGON_DANCE ; 30 LIGHT_SCREEN ; 38 SLUDGE_WAVE ; 48 FLAMETHROWER ; 58 SOLARBEAM ; 72 RECOVER ; 80 HYPER_BEAM ; 88 ETERNABEAM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EETERNATUS</text:p>
          </table:table-cell>
          <table:table-cell office:value-type="string" calcext:value-type="string">
            <text:p>GIGANTIC</text:p>
          </table:table-cell>
          <table:table-cell office:value-type="float" office:value="100" calcext:value-type="float">
            <text:p>1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Infinite amounts of energy pour from this #MONmon's enlarged core, warping the space-time around</text:p>
          </table:table-cell>
          <table:table-cell table:number-columns-repeated="7"/>
          <table:table-cell office:value-type="string" calcext:value-type="string">
            <text:p>Inf?n?t? a?oun?s o? ???rgy ??ur f??m ??is P?K???N's e?la??ed c??e, war??n? ??e s??ce-??me ??ou?d</text:p>
          </table:table-cell>
        </table:table-row>
        <table:table-row table:style-name="ro1">
          <table:table-cell table:style-name="pd1" office:value-type="float" office:value="208" calcext:value-type="float">
            <text:p>208</text:p>
          </table:table-cell>
          <table:table-cell table:style-name="ce6"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float" office:value="120" calcext:value-type="float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ISMIC_TOSS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DARK_PULSE, ICE_BEAM, BLIZZARD, HYPER_BEAM, FLASH_CANNON, GIGA_DRAIN, STONE_EDGE, WILL_O_WISP, THUNDERBOLT, THUNDER, EARTHQUAKE, PSYCHIC_M, DOUBLE_TEAM, REFLECT, FIRE_BLAST, OUTRAGE, REST, X_SCISSOR, THUNDER_WAVE, ROCK_SLIDE, SHADOW_BALL, SUBSTITUTE, CUT, FLY, SURF, STRENGTH, FLASH</text:p>
          </table:table-cell>
          <table:table-cell/>
          <table:table-cell office:value-type="string" calcext:value-type="string">
            <text:p>10 HAZE ; 20 EARTHQUAKE ; 30 SONICBOOM ; 40 EXTREMESPEED ; 50 LIGHT_SCREEN ; 60 FLY ; 70 RECOVER ; 80 HYPER_BEAM ; 90 EXPLOSION ; 100 JUDGMENT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ARCEUS</text:p>
          </table:table-cell>
          <table:table-cell office:value-type="string" calcext:value-type="string">
            <text:p>ALPHA</text:p>
          </table:table-cell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It is said to have emerged from an egg in a place where there was nothing, then shaped the world</text:p>
          </table:table-cell>
          <table:table-cell table:number-columns-repeated="7"/>
          <table:table-cell office:value-type="string" calcext:value-type="string">
            <text:p>?t i? s??d ?o h??e em??g?d ?ro? ?n ??g i? a p??ce wh??? t??re w?? no??in?, ??en s?a??d t?e w??l?</text:p>
          </table:table-cell>
        </table:table-row>
        <table:table-row table:style-name="ro1">
          <table:table-cell table:style-name="pd1" office:value-type="float" office:value="209" calcext:value-type="float">
            <text:p>209</text:p>
          </table:table-cell>
          <table:table-cell table:style-name="ce6"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float" office:value="33" calcext:value-type="float">
            <text:p>33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TER_GUN, WATER_GUN, FLY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SWORDS_DANCE, TOXIC, DOUBLE_EDGE, BUBBLEBEAM, METRONOME, ICE_BEAM, BLIZZARD, SEISMIC_TOSS, THUNDERBOLT, THUNDER, EARTHQUAKE, FISSURE, PSYCHIC_M, BIDE, REST, THUNDER_WAVE, SUBSTITUTE, CUT, FLY</text:p>
          </table:table-cell>
          <table:table-cell table:number-columns-repeated="2"/>
          <table:table-cell table:style-name="ce25" office:value-type="string" calcext:value-type="string">
            <text:p>SFX_CRY_00, $00, $0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mment to be written</text:p>
          </table:table-cell>
          <table:table-cell table:number-columns-repeated="8"/>
        </table:table-row>
        <table:table-row table:style-name="ro1">
          <table:table-cell table:style-name="pd1" office:value-type="float" office:value="210" calcext:value-type="float">
            <text:p>210</text:p>
          </table:table-cell>
          <table:table-cell table:style-name="ce6"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CKLE, HEADBUTT, SUBMISSION, LICK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5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&lt;RIVAL&gt;'s DAD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11" calcext:value-type="float">
            <text:p>211</text:p>
          </table:table-cell>
          <table:table-cell table:style-name="ce7"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RATCH, STOMP, LOW_KICK, CUT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5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6" calcext:value-type="float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&lt;RIVAL&gt;'s MOM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12" calcext:value-type="float">
            <text:p>212</text:p>
          </table:table-cell>
          <table:table-cell table:style-name="ce6"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VELY_KISS, NO_MOVE, NO_MOVE, NO_MOVE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5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8" calcext:value-type="float">
            <text:p>1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Your DAD. Thought dead long ago, was actually made prisoner by MISSINGNO.</text:p>
          </table:table-cell>
          <table:table-cell table:number-columns-repeated="8"/>
        </table:table-row>
        <table:table-row table:style-name="ro1" table:number-rows-repeated="1048362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  <table:database-ranges>
        <table:database-range table:name="__Anonymous_Sheet_DB__1" table:target-range-address="Sheet1.A1:Sheet1.Y20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18">00/00/0000</text:date>, <text:time style:data-style-name="N2" text:time-value="21:35:00.4967267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4-05-18T22:38:40.552022451</dc:date>
    <meta:editing-duration>P45DT16H16M28S</meta:editing-duration>
    <meta:editing-cycles>357</meta:editing-cycles>
    <dc:creator>Michael </dc:creator>
    <meta:document-statistic meta:table-count="2" meta:cell-count="5201" meta:object-count="0"/>
  </office:meta>
</office:document-meta>
</file>